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" table:default-cell-style-name="Default"/>
        <table:table-row table:style-name="ro2">
          <table:table-cell table:style-name="ce1" office:value-type="string">
            <text:p>Comment trouver la femme idéale</text:p>
          </table:table-cell>
          <table:table-cell office:value-type="string">
            <text:p>humour</text:p>
          </table:table-cell>
          <table:table-cell office:value-type="string">
            <text:p>Anglais</text:p>
          </table:table-cell>
          <table:table-cell office:value-type="string">
            <text:p>Don Tillman a un gros problème. Ce n'est pas son incapacité à vivre en société. Ni ses idées arrêtées sur à peu près tout (à commencer par le homard au dîner, le mardi). Non, le vrai souci de Don, brillant professeur de génétique, c'est le " Problème Épouse ". Sur 100 individus de sexe féminin, 100 ne répondent absolument pas à la liste de critères scrupuleusement établie par lui – et Rosie, étudiante le jour, serveuse la nuit, encore moins que les autres... Et c'est bien là que le théorème se complique... </text:p>
          </table:table-cell>
          <table:table-cell/>
          <table:table-cell table:style-name="ce2" office:value-type="string">
            <text:p>« Original, charmant, fascinant. » The Times </text:p>
          </table:table-cell>
          <table:table-cell office:value-type="date" office:date-value="2015-04-02">
            <text:p>02/04/15</text:p>
          </table:table-cell>
          <table:table-cell office:value-type="string">
            <text:p>Pocket</text:p>
          </table:table-cell>
          <table:table-cell office:value-type="string">
            <text:p>Pocket</text:p>
          </table:table-cell>
          <table:table-cell office:value-type="string">
            <text:p>11,1*2,2*17,9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broché</text:p>
          </table:table-cell>
          <table:table-cell office:value-type="float" office:value="2266244825">
            <text:p>2266244825</text:p>
          </table:table-cell>
          <table:table-cell office:value-type="string">
            <text:p>978-2266244824</text:p>
          </table:table-cell>
          <table:table-cell office:value-type="float" office:value="7.4">
            <text:p>7,4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Le vieux qui ne voulait pas fêter son anniversaire</text:p>
          </table:table-cell>
          <table:table-cell office:value-type="string">
            <text:p>humour</text:p>
          </table:table-cell>
          <table:table-cell office:value-type="string">
            <text:p>Anglais</text:p>
          </table:table-cell>
          <table:table-cell table:style-name="Default" office:value-type="string">
            <text:p>Franchement, qui a envie de fêter son centième anniversaire dans une maison de retraite en compagnie de vieux séniles, de l'adjoint au maire et de la presse locale ?</text:p>
          </table:table-cell>
          <table:table-cell table:number-columns-repeated="2"/>
          <table:table-cell office:value-type="date" office:date-value="2012-03-01">
            <text:p>01/03/12</text:p>
          </table:table-cell>
          <table:table-cell office:value-type="string">
            <text:p>Preses de la cite</text:p>
          </table:table-cell>
          <table:table-cell office:value-type="string">
            <text:p>Grands Roman</text:p>
          </table:table-cell>
          <table:table-cell office:value-type="string">
            <text:p>10,8*2,7*17,7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broché</text:p>
          </table:table-cell>
          <table:table-cell office:value-type="float" office:value="2258086442">
            <text:p>2258086442</text:p>
          </table:table-cell>
          <table:table-cell office:value-type="string">
            <text:p>978-2258086449</text:p>
          </table:table-cell>
          <table:table-cell office:value-type="float" office:value="8.2">
            <text:p>8,2</text:p>
          </table:table-cell>
          <table:table-cell/>
        </table:table-row>
        <table:table-row table:style-name="ro5">
          <table:table-cell office:value-type="string">
            <text:p>La conjuration des imbéciles</text:p>
          </table:table-cell>
          <table:table-cell office:value-type="string">
            <text:p>humour</text:p>
          </table:table-cell>
          <table:table-cell office:value-type="string">
            <text:p>Français</text:p>
          </table:table-cell>
          <table:table-cell table:style-name="Default" office:value-type="string">
            <text:p>À trente ans passés, Ignatus vit encore cloîtré chez sa mère, à La Nouvelle-Orléans. Harassée par ses frasques, celle-ci le somme de trouver du travail. C'est sans compter avec sa silhouette éléphantesque et son arrogance bizarre... Chef-d'œuvre de la littérature américaine, La Conjuration des imbéciles offre le génial portrait d'un Don Quichotte yankee inclassable, et culte.  </text:p>
          </table:table-cell>
          <table:table-cell table:number-columns-repeated="2"/>
          <table:table-cell office:value-type="date" office:date-value="2002-04-01">
            <text:p>01/04/02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10/18 domaine etranger, numéro 2010</text:p>
          </table:table-cell>
          <table:table-cell office:value-type="string">
            <text:p>10,9*3,8*17,5</text:p>
          </table:table-cell>
          <table:table-cell/>
          <table:table-cell office:value-type="float" office:value="448">
            <text:p>448</text:p>
          </table:table-cell>
          <table:table-cell office:value-type="string">
            <text:p>broché</text:p>
          </table:table-cell>
          <table:table-cell office:value-type="float" office:value="2264034882">
            <text:p>2264034882</text:p>
          </table:table-cell>
          <table:table-cell office:value-type="string">
            <text:p>978-2264034885</text:p>
          </table:table-cell>
          <table:table-cell office:value-type="float" office:value="9.6">
            <text:p>9,6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15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9:14:18.09</meta:creation-date>
    <dc:date>2016-11-30T15:34:52.74</dc:date>
    <meta:editing-duration>PT47M57S</meta:editing-duration>
    <meta:editing-cycles>4</meta:editing-cycles>
    <meta:generator>OpenOffice.org/3.4.1$Win32 OpenOffice.org_project/341m1$Build-9593</meta:generator>
    <meta:document-statistic meta:table-count="3" meta:cell-count="41" meta:object-count="0"/>
  </office:meta>
</office:document-meta>
</file>